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3938in" fo:margin-left="0.0938in" fo:margin-top="0in" fo:margin-bottom="0in" table:align="left" style:writing-mode="lr-tb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1.9583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.7479in"/>
    </style:style>
    <style:style style:name="Table1.1" style:family="table-row">
      <style:table-row-properties style:min-row-height="0.2306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368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style:min-row-height="6.9181in" fo:keep-together="auto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P3" style:family="paragraph" style:parent-style-name="Standard">
      <style:paragraph-properties fo:margin-top="0.1665in" fo:margin-bottom="0in" style:contextual-spacing="false" fo:line-height="100%" fo:text-align="justify" style:justify-single-word="false" fo:orphans="2" fo:widows="2"/>
      <style:text-properties style:font-name="Times New Roman" fo:font-size="13pt" fo:language="en" fo:country="US" fo:font-weight="bold" style:letter-kerning="false" style:font-size-asian="13pt" style:language-asian="en" style:country-asian="US" style:font-weight-asian="bold" style:font-name-complex="Times New Roman1" style:font-size-complex="13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3pt" fo:language="en" fo:country="US" fo:font-weight="bold" officeooo:paragraph-rsid="0014ec35" style:letter-kerning="false" style:font-size-asian="13pt" style:language-asian="en" style:country-asian="US" style:font-weight-asian="bold" style:font-name-complex="Times New Roman1" style:font-size-complex="13pt" style:language-complex="ar" style:country-complex="SA"/>
    </style:style>
    <style:style style:name="P5" style:family="paragraph" style:parent-style-name="Standard">
      <style:paragraph-properties fo:margin-top="0.1665in" fo:margin-bottom="0in" style:contextual-spacing="false" fo:line-height="115%" fo:text-align="justify" style:justify-single-word="false" fo:orphans="2" fo:widows="2"/>
      <style:text-properties style:font-name="Times new roman" fo:font-size="13pt" fo:language="en" fo:country="US" fo:font-weight="bold" style:letter-kerning="false" style:font-size-asian="13pt" style:language-asian="en" style:country-asian="US" style:font-weight-asian="bold" style:font-name-complex="Times New Roman1" style:font-size-complex="13pt" style:language-complex="ar" style:country-complex="SA"/>
    </style:style>
    <style:style style:name="P6" style:family="paragraph" style:parent-style-name="Standard">
      <style:paragraph-properties fo:margin-top="0.1665in" fo:margin-bottom="0in" style:contextual-spacing="false" fo:line-height="150%" fo:text-align="start" style:justify-single-word="false" fo:orphans="2" fo:widows="2"/>
      <style:text-properties style:font-name="Times new roman" fo:font-size="13pt" fo:language="en" fo:country="US" fo:font-weight="bold" style:letter-kerning="false" style:font-size-asian="13pt" style:language-asian="en" style:country-asian="US" style:font-weight-asian="bold" style:font-name-complex="Times New Roman1" style:font-size-complex="13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font-size="13pt" fo:language="en" fo:country="US" fo:font-weight="bold" officeooo:rsid="0013aaec" officeooo:paragraph-rsid="0013aaec" style:letter-kerning="false" style:font-size-asian="13pt" style:language-asian="en" style:country-asian="US" style:font-weight-asian="bold" style:font-name-complex="Times New Roman1" style:font-size-complex="13pt" style:language-complex="ar" style:country-complex="SA"/>
    </style:style>
    <style:style style:name="P8" style:family="paragraph" style:parent-style-name="Standard">
      <style:paragraph-properties fo:margin-top="0.1665in" fo:margin-bottom="0in" style:contextual-spacing="false" fo:line-height="100%" fo:text-align="justify" style:justify-single-word="false" fo:orphans="2" fo:widows="2"/>
      <style:text-properties style:font-name="Times new roman" fo:font-size="13pt" fo:language="en" fo:country="US" fo:font-weight="bold" style:letter-kerning="false" style:font-size-asian="13pt" style:language-asian="en" style:country-asian="US" style:font-weight-asian="bold" style:font-name-complex="Times New Roman1" style:font-size-complex="13pt" style:language-complex="ar" style:country-complex="SA"/>
    </style:style>
    <style:style style:name="P9" style:family="paragraph" style:parent-style-name="Standard">
      <style:paragraph-properties fo:margin-top="0.1665in" fo:margin-bottom="0in" style:contextual-spacing="false" fo:line-height="115%" fo:text-align="justify" style:justify-single-word="false" fo:orphans="2" fo:widows="2"/>
      <style:text-properties style:font-name="Times new roman" fo:font-size="13pt" fo:language="en" fo:country="US" style:letter-kerning="false" style:font-size-asian="13pt" style:language-asian="en" style:country-asian="US" style:font-name-complex="Times New Roman1" style:font-size-complex="13pt" style:language-complex="ar" style:country-complex="SA"/>
    </style:style>
    <style:style style:name="P10" style:family="paragraph" style:parent-style-name="Standard">
      <style:paragraph-properties fo:margin-top="0.1665in" fo:margin-bottom="0in" style:contextual-spacing="false" fo:line-height="100%" fo:text-align="justify" style:justify-single-word="false" fo:orphans="2" fo:widows="2"/>
      <style:text-properties style:font-name="Times new roman" fo:font-size="13pt" fo:language="en" fo:country="US" style:letter-kerning="false" style:font-size-asian="13pt" style:language-asian="en" style:country-asian="US" style:font-name-complex="Times New Roman1" style:font-size-complex="13pt" style:language-complex="ar" style:country-complex="SA"/>
    </style:style>
    <style:style style:name="P11" style:family="paragraph" style:parent-style-name="Text_20_body">
      <style:text-properties style:font-name="Times new roman" fo:font-size="13pt" fo:language="en" fo:country="US" style:letter-kerning="false" style:font-size-asian="13pt" style:language-asian="en" style:country-asian="US" style:font-name-complex="Times New Roman1" style:font-size-complex="13pt" style:language-complex="ar" style:country-complex="SA"/>
    </style:style>
    <style:style style:name="P12" style:family="paragraph" style:parent-style-name="Standard">
      <style:paragraph-properties fo:margin-top="0.1665in" fo:margin-bottom="0in" style:contextual-spacing="false" fo:line-height="115%" fo:text-align="justify" style:justify-single-word="false" fo:orphans="2" fo:widows="2"/>
      <style:text-properties style:font-name="Times new roman" fo:font-size="13pt" fo:language="en" fo:country="US" style:letter-kerning="false" style:font-size-asian="13pt" style:language-asian="en" style:country-asian="US" style:font-size-complex="13pt" style:language-complex="ar" style:country-complex="SA"/>
    </style:style>
    <style:style style:name="P13" style:family="paragraph" style:parent-style-name="Standard">
      <style:paragraph-properties fo:margin-top="0.1665in" fo:margin-bottom="0in" style:contextual-spacing="false" fo:line-height="100%" fo:text-align="justify" style:justify-single-word="false" fo:orphans="2" fo:widows="2"/>
      <style:text-properties style:font-name="Times new roman" fo:font-size="13pt" fo:language="en" fo:country="US" style:letter-kerning="false" style:font-size-asian="13pt" style:language-asian="en" style:country-asian="US" style:font-size-complex="13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/>
      <style:text-properties fo:font-size="13pt" style:font-size-asian="13pt" style:font-size-complex="13pt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paragraph-rsid="0014ec35" style:text-blinking="false" fo:background-color="transparent" style:font-size-asian="13pt" style:font-size-complex="13pt"/>
    </style:style>
    <style:style style:name="P16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fo:font-variant="normal" fo:text-transform="none" fo:color="#000000" loext:opacity="100%" style:text-line-through-style="none" style:text-line-through-type="none" style:font-name="Times new roman" fo:font-size="13pt" fo:language="en" fo:country="US" fo:font-style="normal" style:text-underline-style="none" fo:font-weight="normal" officeooo:rsid="0013aaec" officeooo:paragraph-rsid="0013aaec" style:letter-kerning="false" style:text-blinking="false" fo:background-color="transparent" style:font-size-asian="13pt" style:language-asian="en" style:country-asian="US" style:font-size-complex="13pt" style:language-complex="ar" style:country-complex="SA"/>
    </style:style>
    <style:style style:name="P17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paragraph-rsid="0014ec35" style:text-blinking="false" fo:background-color="transparent" style:font-size-asian="13pt" style:font-size-complex="13pt"/>
    </style:style>
    <style:style style:name="P18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size-complex="13pt"/>
    </style:style>
    <style:style style:name="P19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3pt" style:text-underline-style="none" style:text-blinking="false" fo:background-color="transparent" style:font-size-asian="13pt" style:font-size-complex="13pt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fo:font-weight="bold" officeooo:rsid="0013aaec" style:font-weight-asian="bold" style:font-name-complex="Times New Roman1"/>
    </style:style>
    <style:style style:name="T3" style:family="text">
      <style:text-properties fo:font-weight="bold" officeooo:rsid="0014b0f8" style:font-weight-asian="bold" style:font-name-complex="Times New Roman1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13aaec"/>
    </style:style>
    <style:style style:name="T6" style:family="text">
      <style:text-properties fo:font-style="normal" fo:font-weight="normal" officeooo:rsid="0014ec35"/>
    </style:style>
    <style:style style:name="T7" style:family="text">
      <style:text-properties officeooo:rsid="0013aaec"/>
    </style:style>
    <style:style style:name="T8" style:family="text">
      <style:text-properties officeooo:rsid="0014ec35"/>
    </style:style>
    <style:style style:name="T9" style:family="text">
      <style:text-properties officeooo:rsid="00169860"/>
    </style:style>
    <style:style style:name="T10" style:family="text">
      <style:text-properties style:font-weight-asian="normal" style:font-name-complex="Times New Roman1" style:font-weight-complex="normal"/>
    </style:style>
    <style:style style:name="T11" style:family="text">
      <style:text-properties officeooo:rsid="0017efce"/>
    </style:style>
    <style:style style:name="T12" style:family="text">
      <style:text-properties officeooo:rsid="00199e1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-1 Project Proposal Form, 2023</text:p>
      <text:p text:style-name="P1">Institute of Information Technology (IIT)</text:p>
      <text:p text:style-name="P1">University of Dhaka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Student’s Name:</text:p>
          </table:table-cell>
          <table:table-cell table:style-name="Table1.B1" table:number-columns-spanned="3" office:value-type="string">
            <text:p text:style-name="P7">Nazeeb Ahmed Chowdhury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6">Student’s Roll:</text:p>
          </table:table-cell>
          <table:table-cell table:style-name="Table1.B1" office:value-type="string">
            <text:p text:style-name="P7">BSSE-1432</text:p>
          </table:table-cell>
          <table:table-cell table:style-name="Table1.A1" office:value-type="string">
            <text:p text:style-name="P6">Phone:</text:p>
          </table:table-cell>
          <table:table-cell table:style-name="Table1.B1" office:value-type="string">
            <text:p text:style-name="P7">01617367545</text:p>
          </table:table-cell>
        </table:table-row>
        <table:table-row table:style-name="Table1.3">
          <table:table-cell table:style-name="Table1.A1" table:number-columns-spanned="4" office:value-type="string">
            <text:p text:style-name="P4">Project Description:</text:p>
            <text:p text:style-name="P4"><text:span text:style-name="T7">Dream-Weaver mail </text:span><text:span text:style-name="T11">is</text:span><text:span text:style-name="T7"> </text:span><text:span text:style-name="T8">a</text:span><text:span text:style-name="T7">n email-client system .</text:span></text:p>
            <text:p text:style-name="P16"><text:bookmark text:name="docs-internal-guid-6530ee51-7fff-ba3b-f65a-7474d8c6d041"/><text:span text:style-name="T1"><text:s text:c="10"/></text:span><text:span text:style-name="T10">A fully functional mail system which will be  developed using c++ programming language.</text:span></text:p>
            <text:p text:style-name="P15">Its features include:</text:p>
            <text:list xml:id="list548480064" text:style-name="L1">
              <text:list-item>
                <text:p text:style-name="P17">Creating an account.</text:p>
              </text:list-item>
              <text:list-item>
                <text:p text:style-name="P18">Authentication using password.</text:p>
              </text:list-item>
              <text:list-item>
                <text:p text:style-name="P18">Viewing all accounts(Linked List Data structure will be used to store all the accounts ).</text:p>
              </text:list-item>
              <text:list-item>
                <text:p text:style-name="P18">Sign Up(Correct usernames will be checked via parsing algorithms.</text:p>
              </text:list-item>
              <text:list-item>
                <text:p text:style-name="P18">Passwords will be stored with <text:span text:style-name="T12">hashing</text:span></text:p>
              </text:list-item>
              <text:list-item>
                <text:p text:style-name="P18">Log In.</text:p>
              </text:list-item>
              <text:list-item>
                <text:p text:style-name="P18">Send<text:span text:style-name="T8">ing</text:span> email to other user.</text:p>
              </text:list-item>
              <text:list-item>
                <text:p text:style-name="P19"><text:span text:style-name="T4">User can send images/files,which will be compressed via compression Algorithms such as Burrows </text:span><text:span text:style-name="T6">W</text:span><text:span text:style-name="T4">heeler </text:span><text:span text:style-name="T6">T</text:span><text:span text:style-name="T4">ransform/</text:span><text:span text:style-name="T6">H</text:span><text:span text:style-name="T4">uffman/RLE.</text:span></text:p>
              </text:list-item>
              <text:list-item>
                <text:p text:style-name="P19"><text:span text:style-name="T6">I will</text:span><text:span text:style-name="T4"> </text:span><text:span text:style-name="T5"><text:s/>use</text:span><text:span text:style-name="T4"> socket programming to send the mail to a second PC/server.</text:span></text:p>
              </text:list-item>
              <text:list-item>
                <text:p text:style-name="P18">Stor<text:span text:style-name="T9">ing</text:span> received emails and  searching a particular message.</text:p>
              </text:list-item>
              <text:list-item>
                <text:p text:style-name="P18">Delet<text:span text:style-name="T9">ing</text:span> email.</text:p>
              </text:list-item>
              <text:list-item>
                <text:p text:style-name="P18">View<text:span text:style-name="T9">ing</text:span> sent and received emails.</text:p>
              </text:list-item>
              <text:list-item>
                <text:p text:style-name="P18">Delet<text:span text:style-name="T9">ing </text:span>account.</text:p>
              </text:list-item>
            </text:list>
            <text:p text:style-name="P11"/>
            <text:p text:style-name="P9"/>
            <text:p text:style-name="P9"/>
            <text:p text:style-name="P9"/>
            <text:p text:style-name="P9"><text:soft-page-break/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12"><text:span text:style-name="T1">Languages or Tools to be used:</text:span><text:span text:style-name="T2">C++,git-hub,git,vs-code</text:span></text:p>
            <text:p text:style-name="P10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12"><text:span text:style-name="T1">Supervisor’s </text:span><text:span text:style-name="T3">Name: Associate Prof. Kishan Kumar Ganguli sir.</text:span></text:p>
            <text:p text:style-name="P5">Signature of the supervisor:_________________________</text:p>
            <text:p text:style-name="P12"><text:span text:style-name="T1">Date: </text:span><text:span text:style-name="T3">August 6,2023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8">Before the Midterm Presentation:<text:bookmark text:name="_GoBack"/></text:p>
            <text:p text:style-name="P10">I confirm that the progress is satisfactory and I am forwarding it for midterm presentation.</text:p>
            <text:p text:style-name="P5">Signature of the supervisor:_________________________</text:p>
            <text:p text:style-name="P13"><text:span text:style-name="T1">Date:</text:span><text:span text:style-name="T3">August 6 , 2023</text:span></text:p>
            <text:p text:style-name="P8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p text:style-name="P3">Midterm Presentation Feedback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it</meta:initial-creator>
    <meta:editing-cycles>20</meta:editing-cycles>
    <meta:print-date>2018-02-26T06:56:00</meta:print-date>
    <meta:creation-date>2018-01-15T05:44:00</meta:creation-date>
    <dc:date>2023-08-24T11:38:48.529002507</dc:date>
    <meta:editing-duration>PT47M48S</meta:editing-duration>
    <meta:generator>LibreOffice/7.3.7.2$Linux_X86_64 LibreOffice_project/30$Build-2</meta:generator>
    <meta:document-statistic meta:table-count="1" meta:image-count="0" meta:object-count="0" meta:page-count="3" meta:paragraph-count="35" meta:word-count="200" meta:character-count="1392" meta:non-whitespace-character-count="1227"/>
    <meta:user-defined meta:name="AppVersion">12.0000</meta:user-defined>
    <meta:template xlink:type="simple" xlink:actuate="onRequest" xlink:title="Normal" xlink:href=""/>
  </office:meta>
</office:document-meta>
</file>